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2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8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unning Log as I Get Back in Shape</text:p>
      <text:p text:style-name="P2">I have missed 2 weeks of running. <text:s/>I needed the rest.</text:p>
      <text:p text:style-name="P1"><text:tab/><text:tab/><text:tab/>From now on I will include the time of day I start my run.</text:p>
      <text:p text:style-name="P1"/>
      <text:p text:style-name="P1">Sat 10/1/16 Morning - <text:span text:style-name="T1">1 mile </text:span><text:span text:style-name="T2">walk</text:span><text:span text:style-name="T1"> </text:span><text:span text:style-name="T2">in 16 minutes</text:span></text:p>
      <text:p text:style-name="P3"/>
      <text:p text:style-name="P1"><text:span text:style-name="T2">Sun <text:s/>10/2/16 Morning</text:span><text:span text:style-name="T1"> - 1 mile </text:span><text:span text:style-name="T2">walk in 16 minutes</text:span></text:p>
      <text:p text:style-name="P4"/>
      <text:p text:style-name="P1">Mon <text:s/>10/3/16 Morning - <text:span text:style-name="T1">1 mile </text:span><text:span text:style-name="T2">walk in 16 minutes</text:span></text:p>
      <text:p text:style-name="P3"/>
      <text:p text:style-name="P1"><text:span text:style-name="T2">Tues <text:s/>10/4/16 Morning</text:span><text:span text:style-name="T1"> - 1 mile </text:span><text:span text:style-name="T2">walk in 17 minutes</text:span></text:p>
      <text:p text:style-name="P4"/>
      <text:p text:style-name="P1">Wed 10/5/16 11:22 AM - <text:s/><text:span text:style-name="T1">2.5 miles</text:span></text:p>
      <text:p text:style-name="P4">I walked a mile, ran 3/4 of a mile and walked a mile. Times: 15:14, 7:54, 14:57. </text:p>
      <text:p text:style-name="P4"/>
      <text:p text:style-name="P1">Thur 10/6/16 3:52 PM - <text:s/><text:span text:style-name="T1">3 miles</text:span></text:p>
      <text:p text:style-name="P4">I ran 3 miles in <text:s/>32:05, ave pace = 10:42/mile</text:p>
      <text:p text:style-name="P4"/>
      <text:p text:style-name="P4">Fri 10/7/16 10:43 PM - <text:span text:style-name="T1">5 miles</text:span></text:p>
      <text:p text:style-name="P4">I walked and ran 5 miles in 1:04:04, 12:49/mi. I walked a ½ mile, ran a ½ mile and repeated.</text:p>
      <text:p text:style-name="P4">Then I walked an easy ½ mile.</text:p>
      <text:p text:style-name="P3"/>
      <text:p text:style-name="P3">14.5 miles in the last week</text:p>
      <text:p text:style-name="P3"/>
      <text:p text:style-name="P4">Sat 10/8/16 Morning<text:span text:style-name="T1"> - 1mile </text:span></text:p>
      <text:p text:style-name="P4">1 mile walk and run in 13:45 on a hilly road</text:p>
      <text:p text:style-name="P4"/>
      <text:p text:style-name="P4">Sun 10/9/16 12:08 PM – <text:span text:style-name="T1">4 miles</text:span></text:p>
      <text:p text:style-name="P4">I ran 4 miles on hilly roads in 43:42. Splits: 10:28, 11:43, 11:20, 10:09</text:p>
      <text:p text:style-name="P3"/>
      <text:p text:style-name="P4">Mon 10/10/16 10:05 AM - <text:s/><text:span text:style-name="T1">4 miles</text:span></text:p>
      <text:p text:style-name="P4">½ mile to gym downhill in <text:s/>4:40</text:p>
      <text:p text:style-name="P4">On treadmill: 2 mile run in 20:00, ½ mile walk in 7:00 and half mile run in 4:38.</text:p>
      <text:p text:style-name="P4">Ran ½ mile home. </text:p>
      <text:p text:style-name="P4"/>
      <text:p text:style-name="P4">Tues <text:s/>10/11/16 – <text:span text:style-name="T1">No running</text:span></text:p>
      <text:p text:style-name="P3"/>
      <text:p text:style-name="P4">Wed <text:s/>10/12/16 9:34 AM - 5<text:span text:style-name="T1">.5 miles</text:span></text:p>
      <text:p text:style-name="P4">I ran and walked mainly on somewhat hilly roads except for one mile on the Allegheny track.</text:p>
      <text:p text:style-name="P4">1 mile walk and run in 12:42. I walked ½ mile and ran ½ mile and then rested a minute.</text:p>
      <text:p text:style-name="P4">I ran 1 mile to the track in 10:10 and rested a minute.</text:p>
      <text:p text:style-name="P4">I ran 1 mile on the track in 8:59 going faster as I ran and then rested a minute.</text:p>
      <text:p text:style-name="P4">I ran 1 mile home in 10:00 and jogged a half mile. </text:p>
      <text:p text:style-name="P4">In the afternoon I walked 1 mile with Mary Jane in 18:00. </text:p>
      <text:p text:style-name="P4"/>
      <text:p text:style-name="P3"><text:span text:style-name="T2">Thur 10/13/16 3:21 PM -</text:span> <text:s/>4.25 miles</text:p>
      <text:p text:style-name="P5">1 mile to the Allegheny track in 9:42 and rested 2 minutes.</text:p>
      <text:p text:style-name="P5">On the track I ran 220 yards, jogged for 2 minutes and then ran 2 miles.</text:p>
      <text:p text:style-name="P5">Splits for the 2 miles: 8:58 + 8:53 = 17:51</text:p>
      <text:p text:style-name="P3"><text:span text:style-name="T3">Without stopping I ran 1 mile home in 10:27.</text:span> </text:p>
      <text:p text:style-name="P3"/>
      <text:p text:style-name="P3"><text:span text:style-name="T2">Fri 10/14/16 </text:span><text:s/>- No running </text:p>
      <text:p text:style-name="P6">18.75 miles in the last week</text:p>
      <text:p text:style-name="P7"><text:soft-page-break/>Sat 10/15/16 1:26 PM - <text:span text:style-name="T1">5 miles</text:span></text:p>
      <text:p text:style-name="P9">On hilly roads, I walked ½ mile and ran ½ mile during every mile.</text:p>
      <text:p text:style-name="P9">time 1:04:22 or 12:52/mile</text:p>
      <text:p text:style-name="P9">walking pace about 14:50/mile and running pace about 10:50/mile</text:p>
      <text:p text:style-name="P9"/>
      <text:p text:style-name="P9">Sun 10/16/16 11:25 PM - <text:s/><text:span text:style-name="T1">4.8 miles</text:span></text:p>
      <text:p text:style-name="P9">1 mile mainly uphill in 11:32, total ascent 165 feet, rested 2 minutes</text:p>
      <text:p text:style-name="P9">On mainly flat roads I ran 2 miles at 9:32/mile.</text:p>
      <text:p text:style-name="P9">1 mile mainly downhill in 10:21 and walked 0.8 miles to warm down.</text:p>
      <text:p text:style-name="P9"><text:s/></text:p>
      <text:p text:style-name="P7">Mon 10/17/16 10:43 PM - <text:span text:style-name="T1">5 miles</text:span></text:p>
      <text:p text:style-name="P9">Compare this workout to the one 2 days ago.</text:p>
      <text:p text:style-name="P9">On hilly roads, I walked ½ mile and ran ½ mile during every mile.</text:p>
      <text:p text:style-name="P9">time 1:00:51 or 12:10/mile</text:p>
      <text:p text:style-name="P9">My average walking pace was 14:35/mile and my average running pace was 9:46/mile.</text:p>
      <text:p text:style-name="P9"/>
      <text:p text:style-name="P9">Tues 10/18/16 <text:s/>11:41 <text:s/>AM - <text:span text:style-name="T1">4 miles</text:span></text:p>
      <text:p text:style-name="P9">1 mile to the Allegheny track in 9:29 and rested 2:30</text:p>
      <text:p text:style-name="P9">I always run wide on the track so 4 laps is a mile.</text:p>
      <text:p text:style-name="P9">I ran 2 miles on the track. I was planing on running 8:30/mi but that felt too easy.</text:p>
      <text:p text:style-name="P9">Splits: <text:s/>8:15+8:09=16:26 <text:s/>Compare to 10/13/16.</text:p>
      <text:p text:style-name="P9">walked ½ lap and jogged 3.5 laps for a warm down</text:p>
      <text:p text:style-name="P9"/>
      <text:p text:style-name="P7"><text:span text:style-name="T2">Wed 10/19/16 1:36 PM - </text:span><text:span text:style-name="T1">3 miles</text:span></text:p>
      <text:p text:style-name="P9">1 mile to the Allegheny track in 10:25 and rested 2:00</text:p>
      <text:p text:style-name="P9">1 mile on the track without shoes in 8:53 and rested 1:00</text:p>
      <text:p text:style-name="P9">½ mile with shoes in 4:10</text:p>
      <text:p text:style-name="P9">½ mile walk in 8:10</text:p>
      <text:p text:style-name="P9"/>
      <text:p text:style-name="P9">Thur 10/20/16 11:50 AM - <text:span text:style-name="T1">5.25 miles</text:span></text:p>
      <text:p text:style-name="P7">I ran 5 miles on hilly roads averaging 9:28/mile with the last mile in 8:35.</text:p>
      <text:p text:style-name="P7">walked ¼ mile to warm down</text:p>
      <text:p text:style-name="P7"/>
      <text:p text:style-name="P7">Fri <text:s/>10/21/16 11:11 AM - <text:span text:style-name="T1">1 mile</text:span></text:p>
      <text:p text:style-name="P8">I ran 1 mile on the indoor track without shoes in 8:48.</text:p>
      <text:p text:style-name="P8">Then I used weight machines for about 15 minutes on legs and arms.</text:p>
      <text:p text:style-name="P10"/>
      <text:p text:style-name="P10"><text:s/>28 miles in the last week</text:p>
      <text:p text:style-name="P8"/>
      <text:p text:style-name="P8"/>
      <text:p text:style-name="P8"/>
      <text:p text:style-name="P8"/>
      <text:p text:style-name="P8"><text:soft-page-break/>Sat 10/22/16 11:10 AM - <text:span text:style-name="T1">4.5 miles</text:span></text:p>
      <text:p text:style-name="P8">On the indoor track:</text:p>
      <text:p text:style-name="P8">¼ mile of drills</text:p>
      <text:p text:style-name="P8">½ mile run without shoes in 4:22 and then rest a few minutes</text:p>
      <text:p text:style-name="P8">On a treadmill:</text:p>
      <text:p text:style-name="P8">3 mile run in 26:15 or 8:45/mile</text:p>
      <text:p text:style-name="P8">¾ mile warmdown</text:p>
      <text:p text:style-name="P8"/>
      <text:p text:style-name="P7">Sun 10/23/16 1:21 PM - <text:span text:style-name="T1">5 miles</text:span></text:p>
      <text:p text:style-name="P9">Compare this workout to Mon 10/17/16.</text:p>
      <text:p text:style-name="P9">On hilly roads, I walked ½ mile and ran ½ mile during every mile.</text:p>
      <text:p text:style-name="P9">time 59:56 or 11:59/mile</text:p>
      <text:p text:style-name="P9">My average walking pace was 14:10/mile and my average running pace was 9:50/mile.</text:p>
      <text:p text:style-name="P9">I walked 25s/mile faster today.</text:p>
      <text:p text:style-name="P9"/>
      <text:p text:style-name="P9">Mon 10/24/16 8:58 AM - <text:span text:style-name="T1">3.25 miles</text:span></text:p>
      <text:p text:style-name="P9">I ran one mile with no shoes on the indoor track in 8:37 and rested a few minutes.</text:p>
      <text:p text:style-name="P9">On a treadmill I ran 2 miles in 18:15 or 9:08/mile. </text:p>
      <text:p text:style-name="P9">I jogged ¼ mile.</text:p>
      <text:p text:style-name="P9"/>
      <text:p text:style-name="P9">Tues 10/25/16 <text:s/>11:32 AM - <text:span text:style-name="T1">5 miles</text:span></text:p>
      <text:p text:style-name="P9">1 mile on the indoor track in 8:34 and rested 4 minutes.</text:p>
      <text:p text:style-name="P9">On a treadmill I ran 5x ½ mile with a ¼ mile jog before each ½ mile.</text:p>
      <text:p text:style-name="P9">I jogged a ¼ mile to warm down.</text:p>
      <text:p text:style-name="P9">All the ½ miles were in 4:00 and the ¼ mile jogs were about 3:00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10-05T16:17:36.72</meta:creation-date>
    <dc:date>2016-10-25T13:55:04.24</dc:date>
    <dc:creator>James Lombardi</dc:creator>
    <meta:editing-duration>PT5H7M34S</meta:editing-duration>
    <meta:editing-cycles>25</meta:editing-cycles>
    <meta:generator>OpenOffice/4.1.2$Win32 OpenOffice.org_project/412m3$Build-9782</meta:generator>
    <meta:document-statistic meta:table-count="0" meta:image-count="0" meta:object-count="0" meta:page-count="3" meta:paragraph-count="92" meta:word-count="882" meta:character-count="4197"/>
  </office:meta>
</office:document-meta>
</file>